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049cm" fo:min-width="1.598cm"/>
      <style:paragraph-properties style:writing-mode="lr-tb"/>
    </style:style>
    <style:style style:name="gr2" style:family="graphic" style:parent-style-name="standard">
      <style:graphic-properties draw:stroke="dash" draw:stroke-dash="Long_20_Dash"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.497cm" fo:min-width="1.091cm" fo:padding-top="0.137cm" fo:padding-bottom="0.137cm" fo:padding-left="0.262cm" fo:padding-right="0.262cm"/>
      <style:paragraph-properties style:writing-mode="lr-tb"/>
    </style:style>
    <style:style style:name="gr3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637cm" fo:min-width="0cm"/>
      <style:paragraph-properties style:writing-mode="lr-tb"/>
    </style:style>
    <style:style style:name="gr4" style:family="graphic" style:parent-style-name="objectwithoutfill">
      <style:graphic-properties draw:marker-end="Arrowheads_20_3" draw:marker-end-width="0.229cm" draw:fill="none"/>
    </style:style>
    <style:style style:name="gr5" style:family="graphic" style:parent-style-name="standard">
      <style:graphic-properties draw:textarea-horizontal-align="justify" draw:textarea-vertical-align="middle" draw:auto-grow-height="false" fo:min-height="2.309cm" fo:min-width="1.59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391cm" fo:min-width="1.594cm"/>
      <style:paragraph-properties style:writing-mode="lr-tb"/>
    </style:style>
    <style:style style:name="gr7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188cm" fo:min-width="1.524cm" fo:padding-top="0.137cm" fo:padding-bottom="0.137cm" fo:padding-left="0.262cm" fo:padding-right="0.262cm"/>
      <style:paragraph-properties style:writing-mode="lr-tb"/>
    </style:style>
    <style:style style:name="gr8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319cm" fo:min-width="0cm"/>
      <style:paragraph-properties style:writing-mode="lr-tb"/>
    </style:style>
    <style:style style:name="gr9" style:family="graphic" style:parent-style-name="standard">
      <style:graphic-properties draw:stroke="dash" draw:stroke-dash="Long_20_Dash"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.288cm" fo:min-width="1.679cm" fo:padding-top="0.137cm" fo:padding-bottom="0.137cm" fo:padding-left="0.262cm" fo:padding-right="0.262cm"/>
      <style:paragraph-properties style:writing-mode="lr-tb"/>
    </style:style>
    <style:style style:name="gr10" style:family="graphic" style:parent-style-name="standard">
      <style:graphic-properties draw:stroke="dash" draw:stroke-dash="Long_20_Dash"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.554cm" fo:min-width="1.515cm" fo:padding-top="0.137cm" fo:padding-bottom="0.137cm" fo:padding-left="0.262cm" fo:padding-right="0.262cm"/>
      <style:paragraph-properties style:writing-mode="lr-tb"/>
    </style:style>
    <style:style style:name="gr11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385cm" fo:min-width="1.438cm" fo:padding-top="0.137cm" fo:padding-bottom="0.137cm" fo:padding-left="0.262cm" fo:padding-right="0.262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.613cm" fo:min-width="1.922cm" fo:padding-top="0.137cm" fo:padding-bottom="0.137cm" fo:padding-left="0.262cm" fo:padding-right="0.262cm"/>
      <style:paragraph-properties style:writing-mode="lr-tb"/>
    </style:style>
    <style:style style:name="gr13" style:family="graphic" style:parent-style-name="objectwithoutfill">
      <style:graphic-properties draw:marker-end="" draw:marker-end-width="0.229cm" draw:fill="none"/>
    </style:style>
    <style:style style:name="gr14" style:family="graphic" style:parent-style-name="standard">
      <style:graphic-properties draw:stroke="dash" draw:stroke-dash="Long_20_Dash" svg:stroke-width="0.025cm" svg:stroke-color="#000000" draw:marker-start-width="0.229cm" draw:marker-end-width="0.229cm" draw:fill="solid" draw:fill-color="#ffffff" draw:textarea-horizontal-align="justify" draw:textarea-vertical-align="middle" draw:auto-grow-height="false" fo:min-height="0.613cm" fo:min-width="1.956cm" fo:padding-top="0.137cm" fo:padding-bottom="0.137cm" fo:padding-left="0.262cm" fo:padding-right="0.262cm"/>
      <style:paragraph-properties style:writing-mode="lr-tb"/>
    </style:style>
    <style:style style:name="gr15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955cm" fo:min-width="0cm"/>
      <style:paragraph-properties style:writing-mode="lr-tb"/>
    </style:style>
    <style:style style:name="gr16" style:family="graphic" style:parent-style-name="standard">
      <style:graphic-properties draw:stroke="dash" draw:stroke-dash="Long_20_Dash"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.613cm" fo:min-width="1.92cm" fo:padding-top="0.137cm" fo:padding-bottom="0.137cm" fo:padding-left="0.262cm" fo:padding-right="0.262cm"/>
      <style:paragraph-properties style:writing-mode="lr-tb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loext:graphic-properties draw:fill="solid" draw:fill-color="#eeeeee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fo:font-size="18pt"/>
    </style:style>
    <style:style style:name="P7" style:family="paragraph">
      <loext:graphic-properties draw:fill="none" draw:fill-color="#eeeeee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>
      <loext:graphic-properties draw:fill="solid" draw:fill-color="#ffffff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Liberation Sans1" fo:font-size="8pt" style:font-name-asian="Liberation Sans1" style:font-size-asian="8pt" style:font-name-complex="Liberation Sans1" style:font-size-complex="8pt"/>
    </style:style>
    <style:style style:name="T4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324cm" svg:height="4.525cm" svg:x="9.005cm" svg:y="3.175cm">
          <text:p text:style-name="P1"><text:span text:style-name="T1">recursive</text:span><text:span text:style-name="T2">2</text:span></text:p>
          <text:p text:style-name="P1"><text:span text:style-name="T1">set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615cm" svg:height="0.771cm" svg:x="11.958cm" svg:y="3.74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192cm" svg:height="0.887cm" svg:x="11.663cm" svg:y="3.676cm">
          <draw:text-box>
            <text:p text:style-name="P3"><text:span text:style-name="T3">recursive2</text:span></text:p>
            <text:p text:style-name="P3"><text:span text:style-name="T3">.const</text:span></text:p>
          </draw:text-box>
        </draw:frame>
        <draw:line draw:style-name="gr4" draw:text-style-name="P5" draw:layer="layout" svg:x1="11.388cm" svg:y1="4.117cm" svg:x2="11.891cm" svg:y2="4.117cm">
          <text:p/>
        </draw:line>
        <draw:custom-shape draw:style-name="gr5" draw:text-style-name="P6" draw:layer="layout" svg:width="2.32cm" svg:height="2.785cm" svg:x="14.347cm" svg:y="5.916cm">
          <text:p text:style-name="P6"><text:span text:style-name="T4">generate</text:span></text:p>
          <text:p text:style-name="P6"><text:span text:style-name="T1">recursive</text:span><text:span text:style-name="T2">2</text:span></text:p>
          <text:p text:style-name="P6"><text:span text:style-name="T4">stark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066cm" svg:height="0.887cm" svg:x="11.529cm" svg:y="5.286cm">
          <draw:text-box>
            <text:p text:style-name="P3"><text:span text:style-name="T3">recursive</text:span></text:p>
            <text:p text:style-name="P3"><text:span text:style-name="T3">.starkstruct</text:span></text:p>
          </draw:text-box>
        </draw:frame>
        <draw:line draw:style-name="gr4" draw:text-style-name="P5" draw:layer="layout" svg:x1="10.133cm" svg:y1="7.738cm" svg:x2="10.133cm" svg:y2="8.149cm">
          <text:p/>
        </draw:line>
        <draw:custom-shape draw:style-name="gr6" draw:text-style-name="P6" draw:layer="layout" svg:width="2.32cm" svg:height="2.867cm" svg:x="14.251cm" svg:y="2.74cm">
          <text:p text:style-name="P6"><text:span text:style-name="T4">Build</text:span></text:p>
          <text:p text:style-name="P6"><text:span text:style-name="T1">recursive</text:span><text:span text:style-name="T2">2</text:span><text:span text:style-name="T4"> constants t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2.048cm" svg:height="0.462cm" svg:x="6.518cm" svg:y="6.169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541cm" svg:height="0.569cm" svg:x="6.276cm" svg:y="6.116cm">
          <draw:text-box>
            <text:p text:style-name="P3"><text:span text:style-name="T3">recursive2.r1cs</text:span></text:p>
          </draw:text-box>
        </draw:frame>
        <draw:line draw:style-name="gr4" draw:text-style-name="P5" draw:layer="layout" svg:x1="8.612cm" svg:y1="6.416cm" svg:x2="9.02cm" svg:y2="6.426cm">
          <text:p/>
        </draw:line>
        <draw:custom-shape draw:style-name="gr9" draw:text-style-name="P2" draw:layer="layout" svg:width="2.203cm" svg:height="0.562cm" svg:x="9.116cm" svg:y="8.24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873cm" svg:height="0.887cm" svg:x="8.789cm" svg:y="8.07cm">
          <draw:text-box>
            <text:p text:style-name="P3"><text:span text:style-name="T3">recursive2.exec</text:span></text:p>
          </draw:text-box>
        </draw:frame>
        <draw:custom-shape draw:style-name="gr10" draw:text-style-name="P2" draw:layer="layout" svg:width="1.615cm" svg:height="0.771cm" svg:x="11.958cm" svg:y="6.99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192cm" svg:height="0.887cm" svg:x="11.615cm" svg:y="6.965cm">
          <draw:text-box>
            <text:p text:style-name="P3"><text:span text:style-name="T3">recursive2</text:span></text:p>
            <text:p text:style-name="P3"><text:span text:style-name="T3">.pil</text:span></text:p>
          </draw:text-box>
        </draw:frame>
        <draw:custom-shape draw:style-name="gr11" draw:text-style-name="P7" draw:layer="layout" svg:width="1.962cm" svg:height="0.659cm" svg:x="12.065cm" svg:y="5.3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446cm" svg:height="0.887cm" svg:x="17.089cm" svg:y="7.06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363cm" svg:height="0.887cm" svg:x="17.058cm" svg:y="7.066cm">
          <draw:text-box>
            <text:p text:style-name="P3"><text:span text:style-name="T3">recursive2.</text:span></text:p>
            <text:p text:style-name="P3"><text:span text:style-name="T3">starkInfo</text:span></text:p>
          </draw:text-box>
        </draw:frame>
        <draw:line draw:style-name="gr4" draw:text-style-name="P5" draw:layer="layout" svg:x1="16.649cm" svg:y1="7.512cm" svg:x2="17.066cm" svg:y2="7.512cm">
          <text:p/>
        </draw:line>
        <draw:line draw:style-name="gr4" draw:text-style-name="P5" draw:layer="layout" svg:x1="13.599cm" svg:y1="7.391cm" svg:x2="14.29cm" svg:y2="7.391cm">
          <text:p/>
        </draw:line>
        <draw:line draw:style-name="gr13" draw:text-style-name="P5" draw:layer="layout" svg:x1="13.603cm" svg:y1="4.959cm" svg:x2="13.603cm" svg:y2="5.394cm">
          <text:p/>
        </draw:line>
        <draw:line draw:style-name="gr4" draw:text-style-name="P5" draw:layer="layout" svg:x1="13.593cm" svg:y1="4.091cm" svg:x2="14.251cm" svg:y2="4.091cm">
          <text:p/>
        </draw:line>
        <draw:custom-shape draw:style-name="gr14" draw:text-style-name="P8" draw:layer="layout" svg:width="2.48cm" svg:height="0.887cm" svg:x="17.083cm" svg:y="2.966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2.798cm" svg:height="1.205cm" svg:x="16.938cm" svg:y="2.779cm">
          <draw:text-box>
            <text:p text:style-name="P3"><text:span text:style-name="T3">recursive2.verkey(constRoot)</text:span></text:p>
          </draw:text-box>
        </draw:frame>
        <draw:line draw:style-name="gr4" draw:text-style-name="P5" draw:layer="layout" svg:x1="16.546cm" svg:y1="3.417cm" svg:x2="17.06cm" svg:y2="3.426cm">
          <text:p/>
        </draw:line>
        <draw:custom-shape draw:style-name="gr16" draw:text-style-name="P2" draw:layer="layout" svg:width="2.444cm" svg:height="0.887cm" svg:x="17.077cm" svg:y="4.26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363cm" svg:height="0.887cm" svg:x="17.146cm" svg:y="4.266cm">
          <draw:text-box>
            <text:p text:style-name="P3"><text:span text:style-name="T3">recursive2.</text:span></text:p>
            <text:p text:style-name="P3"><text:span text:style-name="T3">consttree</text:span></text:p>
          </draw:text-box>
        </draw:frame>
        <draw:line draw:style-name="gr4" draw:text-style-name="P5" draw:layer="layout" svg:x1="16.54cm" svg:y1="4.717cm" svg:x2="17.054cm" svg:y2="4.726cm">
          <text:p/>
        </draw:line>
        <draw:line draw:style-name="gr4" draw:text-style-name="P5" draw:layer="layout" svg:x1="13.587cm" svg:y1="4.97cm" svg:x2="14.226cm" svg:y2="4.97cm">
          <text:p/>
        </draw:line>
        <draw:line draw:style-name="gr4" draw:text-style-name="P5" draw:layer="layout" svg:x1="13.621cm" svg:y1="6.547cm" svg:x2="14.312cm" svg:y2="6.547cm">
          <text:p/>
        </draw:line>
        <draw:line draw:style-name="gr13" draw:text-style-name="P5" draw:layer="layout" svg:x1="13.635cm" svg:y1="6.036cm" svg:x2="13.635cm" svg:y2="6.565cm">
          <text:p/>
        </draw:line>
        <draw:line draw:style-name="gr4" draw:text-style-name="P5" draw:layer="layout" svg:x1="11.382cm" svg:y1="7.317cm" svg:x2="11.885cm" svg:y2="7.317cm">
          <text:p/>
        </draw:lin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5cm" svg:stroke-color="#000000" draw:marker-start-width="0.229cm" draw:marker-start-center="false" draw:marker-end-width="0.229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3T08:54:41.267566637</meta:creation-date>
    <dc:title>Personal</dc:title>
    <meta:editing-duration>PT2H17M11S</meta:editing-duration>
    <meta:editing-cycles>39</meta:editing-cycles>
    <meta:generator>LibreOffice/7.3.7.2$Linux_X86_64 LibreOffice_project/30$Build-2</meta:generator>
    <dc:date>2023-01-24T10:28:42.434879122</dc:date>
    <meta:document-statistic meta:object-count="55"/>
  </office:meta>
</office:document-meta>
</file>